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3.4126in"/>
    </style:style>
    <style:style style:name="co4" style:family="table-column">
      <style:table-column-properties fo:break-before="auto" style:column-width="11.6756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3.552in"/>
    </style:style>
    <style:style style:name="co8" style:family="table-column">
      <style:table-column-properties fo:break-before="auto" style:column-width="3.0047in"/>
    </style:style>
    <style:style style:name="co9" style:family="table-column">
      <style:table-column-properties fo:break-before="auto" style:column-width="8.5264in"/>
    </style:style>
    <style:style style:name="co10" style:family="table-column">
      <style:table-column-properties fo:break-before="auto" style:column-width="0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Dynamic_MRI_meniscal_displac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name="Control 1" draw:style-name="gr1" draw:text-style-name="P1" svg:width="0.4945in" svg:height="0.1465in" svg:x="0.2579in" svg:y="0.1882in" draw:control="control1"/>
          <draw:control draw:z-index="1" draw:name="Control 1" draw:style-name="gr1" draw:text-style-name="P1" svg:width="0.4945in" svg:height="0.1465in" svg:x="0.2579in" svg:y="0.3657in" draw:control="control2"/>
          <draw:control draw:z-index="2" draw:name="Control 1" draw:style-name="gr1" draw:text-style-name="P1" svg:width="0.4945in" svg:height="0.1465in" svg:x="0.2579in" svg:y="0.5437in" draw:control="control3"/>
          <draw:control draw:z-index="3" draw:name="Control 1" draw:style-name="gr1" draw:text-style-name="P1" svg:width="0.4945in" svg:height="0.1465in" svg:x="0.2579in" svg:y="0.7213in" draw:control="control4"/>
          <draw:control draw:z-index="4" draw:name="Control 1" draw:style-name="gr1" draw:text-style-name="P1" svg:width="0.4945in" svg:height="0.1465in" svg:x="0.2579in" svg:y="0.8992in" draw:control="control5"/>
          <draw:control draw:z-index="5" draw:name="Control 1" draw:style-name="gr1" draw:text-style-name="P1" svg:width="0.4945in" svg:height="0.1465in" svg:x="0.2579in" svg:y="1.0768in" draw:control="control6"/>
          <draw:control draw:z-index="6" draw:name="Control 1" draw:style-name="gr1" draw:text-style-name="P1" svg:width="0.4945in" svg:height="0.1465in" svg:x="0.2579in" svg:y="1.2547in" draw:control="control7"/>
          <draw:control draw:z-index="7" draw:name="Control 1" draw:style-name="gr1" draw:text-style-name="P1" svg:width="0.4945in" svg:height="0.1465in" svg:x="0.2579in" svg:y="1.4323in" draw:control="control8"/>
          <draw:control draw:z-index="8" draw:name="Control 1" draw:style-name="gr1" draw:text-style-name="P1" svg:width="0.4945in" svg:height="0.1465in" svg:x="0.2579in" svg:y="1.6102in" draw:control="control9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it/year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Meng, Z Li, H Ding, D Wang, L Dai…</text:p>
          </table:table-cell>
          <table:table-cell table:style-name="ce1" office:value-type="string" calcext:value-type="string">
            <text:p>… of Evaluating Dynamic Extrusion of Lateral Meniscus in Healthy Population: Different Patterns of Dynamic Extrusion Revealed Between Lateral and Medial Meniscu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<text:s/>Wiley Online Library</text:p>
          </table:table-cell>
          <table:table-cell table:style-name="ce1" office:value-type="string" calcext:value-type="string">
            <text:p><text:s/>Journal of Ultrasound in …</text:p>
          </table:table-cell>
          <table:table-cell table:style-name="ce1" office:value-type="string" calcext:value-type="string">
            <text:p>https://onlinelibrary.wiley.com/doi/abs/10.1002/jum.1650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onaka, K Hatayama, H Kakiage, M Terauchi…</text:p>
          </table:table-cell>
          <table:table-cell office:value-type="string" calcext:value-type="string">
            <text:p>Posterior Displacement of Meniscal Ramp Lesion Is Observed on Flexed Knee Magnetic Resonance Imaging of Anterior Cruciate Ligament-Deficient Knees</text:p>
          </table:table-cell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… : The Journal of …</text:p>
          </table:table-cell>
          <table:table-cell office:value-type="string" calcext:value-type="string">
            <text:p>https://www.sciencedirect.com/science/article/pii/S074980632300605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an Oevelen, M Peiffer, A Chevalier, J Victor…</text:p>
          </table:table-cell>
          <table:table-cell office:value-type="string" calcext:value-type="string">
            <text:p>The relation between meniscal dynamics and tibiofemoral kinematics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nature.com</text:p>
          </table:table-cell>
          <table:table-cell office:value-type="string" calcext:value-type="string">
            <text:p><text:s/>Scientific Reports</text:p>
          </table:table-cell>
          <table:table-cell office:value-type="string" calcext:value-type="string">
            <text:p>https://www.nature.com/articles/s41598-024-59265-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<text:s/>Uusimaa, A Kemppainen…</text:p>
          </table:table-cell>
          <table:table-cell office:value-type="string" calcext:value-type="string">
            <text:p>Medial meniscus extrusion is associated with meniscus tears in US and MRI: A case control study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 Clinical …</text:p>
          </table:table-cell>
          <table:table-cell office:value-type="string" calcext:value-type="string">
            <text:p>https://onlinelibrary.wiley.com/doi/abs/10.1002/jcu.2370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ce, A Rouchaud, A Chousta…</text:p>
          </table:table-cell>
          <table:table-cell office:value-type="string" calcext:value-type="string">
            <text:p>Dynamic Magnetic Resonance Imaging Protocol: An Effective and Useful Tool to Assess Discoid Lateral Meniscus Instability in Children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<text:s/>Journal of Pediatric …</text:p>
          </table:table-cell>
          <table:table-cell office:value-type="string" calcext:value-type="string">
            <text:p>https://journals.lww.com/pedorthopaedics/fulltext/9900/dynamic_magnetic_resonance_imaging_protocol__an.582.aspx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everyns, F Zot, G Harik</text:p>
          </table:table-cell>
          <table:table-cell office:value-type="string" calcext:value-type="string">
            <text:p>Extrusion and meniscal mobility evaluation in case of ramp lesion injury: a biomechanical feasibility study by 7T magnetic resonance imaging and digital …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frontiersin.org</text:p>
          </table:table-cell>
          <table:table-cell office:value-type="string" calcext:value-type="string">
            <text:p><text:s/>… in Bioengineering and …</text:p>
          </table:table-cell>
          <table:table-cell office:value-type="string" calcext:value-type="string">
            <text:p>https://www.frontiersin.org/articles/10.3389/fbioe.2023.1289290/full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Broberg, DR Wilson</text:p>
          </table:table-cell>
          <table:table-cell office:value-type="string" calcext:value-type="string">
            <text:p>MR imaging methods to study meniscal position and mechanics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Imaging</text:p>
          </table:table-cell>
          <table:table-cell office:value-type="string" calcext:value-type="string">
            <text:p>https://www.sciencedirect.com/science/article/pii/S277265412400050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Hashimoto, K Nishino, T Kinoshita, K Iida…</text:p>
          </table:table-cell>
          <table:table-cell office:value-type="string" calcext:value-type="string">
            <text:p>Age-based comparison of meniscal dimensions between an asymptomatic complete discoid lateral meniscus and normal meniscus: MRI evaluation</text:p>
          </table:table-cell>
          <table:table-cell office:value-type="float" office:value="2" calcext:value-type="float">
            <text:p>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Archives of Orthopaedic …</text:p>
          </table:table-cell>
          <table:table-cell office:value-type="string" calcext:value-type="string">
            <text:p>https://link.springer.com/article/10.1007/s00402-023-05084-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Yang, X Zhu, J Bao, J Zhang, A Xue, D Wang…</text:p>
          </table:table-cell>
          <table:table-cell office:value-type="string" calcext:value-type="string">
            <text:p>Medial meniscus posterior root tears and partial meniscectomy significantly increase stress in the knee joint during dynamic gait</text:p>
          </table:table-cell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22-07285-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shii, M Ishikawa, Y Nakashima, T Hashizume…</text:p>
          </table:table-cell>
          <table:table-cell office:value-type="string" calcext:value-type="string">
            <text:p>Dynamic ultrasound reveals the specific behavior of the medial meniscus extrusion in patients with knee osteoarthritis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BMC Musculoskeletal …</text:p>
          </table:table-cell>
          <table:table-cell office:value-type="string" calcext:value-type="string">
            <text:p>https://link.springer.com/article/10.1186/s12891-023-06361-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Farivar, M Hevesi, LM Fortier…</text:p>
          </table:table-cell>
          <table:table-cell office:value-type="string" calcext:value-type="string">
            <text:p>Meniscal extrusion measurements after posterior medial meniscus root tears: a systematic review and meta-analysis</text:p>
          </table:table-cell>
          <table:table-cell office:value-type="float" office:value="16" calcext:value-type="float">
            <text:p>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American Journal of …</text:p>
          </table:table-cell>
          <table:table-cell office:value-type="string" calcext:value-type="string">
            <text:p>https://journals.sagepub.com/doi/abs/10.1177/0363546522113100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uchs, J Georgii, E Taghizadeh, S Heldmann…</text:p>
          </table:table-cell>
          <table:table-cell office:value-type="string" calcext:value-type="string">
            <text:p>In-vivo assessment of meniscal movement in the knee joint during internal and external rotation under load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Journal of experimental …</text:p>
          </table:table-cell>
          <table:table-cell office:value-type="string" calcext:value-type="string">
            <text:p>https://link.springer.com/article/10.1186/s40634-022-00540-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Beel, L Macchiarola, C Mouton, L Laver, R Seil</text:p>
          </table:table-cell>
          <table:table-cell office:value-type="string" calcext:value-type="string">
            <text:p>The hypermobile and unstable lateral meniscus: a narrative review of the anatomy, biomechanics, diagnosis and treatment options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ncbi.nlm.nih.gov</text:p>
          </table:table-cell>
          <table:table-cell office:value-type="string" calcext:value-type="string">
            <text:p><text:s/>Annals of Joint</text:p>
          </table:table-cell>
          <table:table-cell office:value-type="string" calcext:value-type="string">
            <text:p>https://www.ncbi.nlm.nih.gov/pmc/articles/PMC10929465/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Ishii, M Ishikawa, Y Nakashima, M Takahashi…</text:p>
          </table:table-cell>
          <table:table-cell office:value-type="string" calcext:value-type="string">
            <text:p>Knee adduction moment is correlated with the increase in medial meniscus extrusion by dynamic ultrasound in knee osteoarthritis</text:p>
          </table:table-cell>
          <table:table-cell office:value-type="float" office:value="16" calcext:value-type="float">
            <text:p>1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The Knee</text:p>
          </table:table-cell>
          <table:table-cell office:value-type="string" calcext:value-type="string">
            <text:p>https://www.sciencedirect.com/science/article/pii/S096801602200113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Hashimoto, K Nishino, S Yamasaki, Y Nishida…</text:p>
          </table:table-cell>
          <table:table-cell office:value-type="string" calcext:value-type="string">
            <text:p>… positioned MRI can visualize and detect the location of peripheral rim instability with snapping knee in the no-shift-type of complete discoid lateral meniscus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Archives of Orthopaedic …</text:p>
          </table:table-cell>
          <table:table-cell office:value-type="string" calcext:value-type="string">
            <text:p>https://link.springer.com/article/10.1007/s00402-021-04148-9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Hirose, T Mae, I Ogasawara…</text:p>
          </table:table-cell>
          <table:table-cell office:value-type="string" calcext:value-type="string">
            <text:p>Meniscal displacement and loss of load-transmission function after radial tear of the lateral meniscus in a porcine model: new insights into the functional dynamics of …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American Journal of …</text:p>
          </table:table-cell>
          <table:table-cell office:value-type="string" calcext:value-type="string">
            <text:p>https://journals.sagepub.com/doi/abs/10.1177/0363546522109054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Trunz, WB Morrison</text:p>
          </table:table-cell>
          <table:table-cell office:value-type="string" calcext:value-type="string">
            <text:p>MRI of the Knee Meniscus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mri.theclinics.com</text:p>
          </table:table-cell>
          <table:table-cell office:value-type="string" calcext:value-type="string">
            <text:p><text:s/>Magnetic Resonance Imaging Clinics</text:p>
          </table:table-cell>
          <table:table-cell office:value-type="string" calcext:value-type="string">
            <text:p>https://www.mri.theclinics.com/article/S1064-9689(21)00734-0/abstract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Toyooka, N Shimazaki, H Masuda, N Arai…</text:p>
          </table:table-cell>
          <table:table-cell office:value-type="string" calcext:value-type="string">
            <text:p>Preoperative magnetic resonance imaging as a diagnostic aid for hypermobile lateral meniscus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mdpi.com</text:p>
          </table:table-cell>
          <table:table-cell office:value-type="string" calcext:value-type="string">
            <text:p><text:s/>Diagnostics</text:p>
          </table:table-cell>
          <table:table-cell office:value-type="string" calcext:value-type="string">
            <text:p>https://www.mdpi.com/2075-4418/11/12/227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<text:s/>Gajjar, KP Solanki…</text:p>
          </table:table-cell>
          <table:table-cell office:value-type="string" calcext:value-type="string">
            <text:p>Meniscal extrusion: a narrative review</text:p>
          </table:table-cell>
          <table:table-cell office:value-type="float" office:value="30" calcext:value-type="float">
            <text:p>3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Journal of Sports …</text:p>
          </table:table-cell>
          <table:table-cell office:value-type="string" calcext:value-type="string">
            <text:p>https://journals.sagepub.com/doi/abs/10.1177/2325967121104379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Li, W Fan, Z Dai, H Zhao, Y Liao, Y Lei, T Luo…</text:p>
          </table:table-cell>
          <table:table-cell office:value-type="string" calcext:value-type="string">
            <text:p>Widening of the popliteal hiatus on sagittal MRI view plays a critical role in the mechanical signs of discoid lateral meniscus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20-06179-y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himozaki, J Nakase, K Asai, R Yoshimizu…</text:p>
          </table:table-cell>
          <table:table-cell office:value-type="string" calcext:value-type="string">
            <text:p>Usefulness of ultrasonography for dynamic evaluation of medial meniscus hoop function in early knee osteoarthritis</text:p>
          </table:table-cell>
          <table:table-cell office:value-type="float" office:value="15" calcext:value-type="float">
            <text:p>1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nature.com</text:p>
          </table:table-cell>
          <table:table-cell office:value-type="string" calcext:value-type="string">
            <text:p><text:s/>Scientific Reports</text:p>
          </table:table-cell>
          <table:table-cell office:value-type="string" calcext:value-type="string">
            <text:p>https://www.nature.com/articles/s41598-021-99576-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ohamadi, K Momenzadeh, A Masoudi…</text:p>
          </table:table-cell>
          <table:table-cell office:value-type="string" calcext:value-type="string">
            <text:p>Evolution of knowledge on meniscal biomechanics: a 40 year perspective</text:p>
          </table:table-cell>
          <table:table-cell office:value-type="float" office:value="16" calcext:value-type="float">
            <text:p>1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BMC Musculoskeletal …</text:p>
          </table:table-cell>
          <table:table-cell office:value-type="string" calcext:value-type="string">
            <text:p>https://link.springer.com/article/10.1186/s12891-021-04492-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u, X Shen, Q Ji, J Xiao, J Zuo, Z Gao</text:p>
          </table:table-cell>
          <table:table-cell office:value-type="string" calcext:value-type="string">
            <text:p>The MRI-based 3D morphologic changes of knee meniscus under knee weight-bearing and early flexion conditions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nature.com</text:p>
          </table:table-cell>
          <table:table-cell office:value-type="string" calcext:value-type="string">
            <text:p><text:s/>Scientific Reports</text:p>
          </table:table-cell>
          <table:table-cell office:value-type="string" calcext:value-type="string">
            <text:p>https://www.nature.com/articles/s41598-021-01531-9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Garetier, B Borotikar, K Makki, S Brochard…</text:p>
          </table:table-cell>
          <table:table-cell office:value-type="string" calcext:value-type="string">
            <text:p>Dynamic MRI for articulating joint evaluation on 1.5 T and 3.0 T scanners: setup, protocols, and real-time sequences</text:p>
          </table:table-cell>
          <table:table-cell office:value-type="float" office:value="28" calcext:value-type="float">
            <text:p>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Insights into …</text:p>
          </table:table-cell>
          <table:table-cell office:value-type="string" calcext:value-type="string">
            <text:p>https://link.springer.com/article/10.1186/s13244-020-00868-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ruhn, N Brill, B Braun, D Merhof, C Kuhl…</text:p>
          </table:table-cell>
          <table:table-cell office:value-type="string" calcext:value-type="string">
            <text:p>A multi-purpose force-controlled loading device for cartilage and meniscus functionality assessment using advanced MRI techniques</text:p>
          </table:table-cell>
          <table:table-cell office:value-type="float" office:value="15" calcext:value-type="float">
            <text:p>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the …</text:p>
          </table:table-cell>
          <table:table-cell office:value-type="string" calcext:value-type="string">
            <text:p>https://www.sciencedirect.com/science/article/pii/S175161611831756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himozaki, J Nakase, T Oshima, K Asai…</text:p>
          </table:table-cell>
          <table:table-cell office:value-type="string" calcext:value-type="string">
            <text:p>Investigation of extrusion of the medial meniscus under full weight-loading conditions using upright weight-loading magnetic resonance imaging and …</text:p>
          </table:table-cell>
          <table:table-cell office:value-type="float" office:value="17" calcext:value-type="float">
            <text:p>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Orthopaedic …</text:p>
          </table:table-cell>
          <table:table-cell office:value-type="string" calcext:value-type="string">
            <text:p>https://www.sciencedirect.com/science/article/pii/S094926581930283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Okazaki, T Furumatsu, S Okamoto, T Hiranaka…</text:p>
          </table:table-cell>
          <table:table-cell office:value-type="string" calcext:value-type="string">
            <text:p>Diagnostic performance of open MRI in the flexed knee position for the detection of medial meniscus ramp lesions</text:p>
          </table:table-cell>
          <table:table-cell office:value-type="float" office:value="18" calcext:value-type="float">
            <text:p>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Skeletal Radiology</text:p>
          </table:table-cell>
          <table:table-cell office:value-type="string" calcext:value-type="string">
            <text:p>https://link.springer.com/article/10.1007/s00256-020-03480-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onconi, N Sancisi…</text:p>
          </table:table-cell>
          <table:table-cell office:value-type="string" calcext:value-type="string">
            <text:p>Prediction of individual knee kinematics from an MRI representation of the articular surfaces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ieeexplore.ieee.org</text:p>
          </table:table-cell>
          <table:table-cell office:value-type="string" calcext:value-type="string">
            <text:p><text:s/>IEEE Transactions on …</text:p>
          </table:table-cell>
          <table:table-cell office:value-type="string" calcext:value-type="string">
            <text:p>https://ieeexplore.ieee.org/abstract/document/9172123/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chwer, MM Rahman, K Stumpf, V Rasche…</text:p>
          </table:table-cell>
          <table:table-cell office:value-type="string" calcext:value-type="string">
            <text:p>Degeneration Affects Three-Dimensional Strains in Human Menisci: In situ MRI Acquisition Combined With Image Registration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frontiersin.org</text:p>
          </table:table-cell>
          <table:table-cell office:value-type="string" calcext:value-type="string">
            <text:p><text:s/>… in Bioengineering and …</text:p>
          </table:table-cell>
          <table:table-cell office:value-type="string" calcext:value-type="string">
            <text:p>https://www.frontiersin.org/articles/10.3389/fbioe.2020.582055/full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belung, L Dötsch, D Shah, DB Abrar, K Linka…</text:p>
          </table:table-cell>
          <table:table-cell office:value-type="string" calcext:value-type="string">
            <text:p>Functional MRI mapping of human meniscus functionality and its relation to degeneration</text:p>
          </table:table-cell>
          <table:table-cell office:value-type="float" office:value="13" calcext:value-type="float">
            <text:p>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nature.com</text:p>
          </table:table-cell>
          <table:table-cell office:value-type="string" calcext:value-type="string">
            <text:p><text:s/>Scientific reports</text:p>
          </table:table-cell>
          <table:table-cell office:value-type="string" calcext:value-type="string">
            <text:p>https://www.nature.com/articles/s41598-020-59573-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Winkler, G Wierer, R Csapo…</text:p>
          </table:table-cell>
          <table:table-cell office:value-type="string" calcext:value-type="string">
            <text:p>Quantitative evaluation of dynamic lateral meniscal extrusion after radial tear repair</text:p>
          </table:table-cell>
          <table:table-cell office:value-type="float" office:value="20" calcext:value-type="float">
            <text:p>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Journal of Sports …</text:p>
          </table:table-cell>
          <table:table-cell office:value-type="string" calcext:value-type="string">
            <text:p>https://journals.sagepub.com/doi/abs/10.1177/2325967120914568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<text:s/>Kedgley, TH Saw, NA Segal, UN Hansen…</text:p>
          </table:table-cell>
          <table:table-cell office:value-type="string" calcext:value-type="string">
            <text:p>Predicting meniscal tear stability across knee-joint flexion using finite-element analysis</text:p>
          </table:table-cell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8-5090-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Özdemir, A Turan</text:p>
          </table:table-cell>
          <table:table-cell office:value-type="string" calcext:value-type="string">
            <text:p>Correlation between medial meniscal extrusion determined by dynamic ultrasound and magnetic resonance imaging findings of medial‐type knee osteoarthritis in …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 Ultrasound in Medicine</text:p>
          </table:table-cell>
          <table:table-cell office:value-type="string" calcext:value-type="string">
            <text:p>https://onlinelibrary.wiley.com/doi/abs/10.1002/jum.1497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Okazaki, T Furumatsu, S Miyazawa…</text:p>
          </table:table-cell>
          <table:table-cell office:value-type="string" calcext:value-type="string">
            <text:p>Meniscal repair concurrent with anterior cruciate ligament reconstruction restores posterior shift of the medial meniscus in the knee-flexed position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8-5157-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rpinski, T Diermeier, L Willinger, AB Imhoff…</text:p>
          </table:table-cell>
          <table:table-cell office:value-type="string" calcext:value-type="string">
            <text:p>No dynamic extrusion of the medial meniscus in ultrasound examination in patients with confirmed root tear lesion</text:p>
          </table:table-cell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8-5341-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Achtnich, W Petersen, L Willinger, A Sauter…</text:p>
          </table:table-cell>
          <table:table-cell office:value-type="string" calcext:value-type="string">
            <text:p>Medial meniscus extrusion increases with age and BMI and is depending on different loading conditions</text:p>
          </table:table-cell>
          <table:table-cell office:value-type="float" office:value="92" calcext:value-type="float">
            <text:p>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8-4885-7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Bruno, A Barile, F Arrigoni, A Laporta…</text:p>
          </table:table-cell>
          <table:table-cell office:value-type="string" calcext:value-type="string">
            <text:p>Weight-bearing MRI of the knee: a review of advantages and limits</text:p>
          </table:table-cell>
          <table:table-cell office:value-type="float" office:value="54" calcext:value-type="float">
            <text:p>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ncbi.nlm.nih.gov</text:p>
          </table:table-cell>
          <table:table-cell office:value-type="string" calcext:value-type="string">
            <text:p><text:s/>Acta Bio Medica …</text:p>
          </table:table-cell>
          <table:table-cell office:value-type="string" calcext:value-type="string">
            <text:p>https://www.ncbi.nlm.nih.gov/pmc/articles/PMC6179065/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Georgiev, M Ivanova, M Penkov, R Rashkov…</text:p>
          </table:table-cell>
          <table:table-cell office:value-type="string" calcext:value-type="string">
            <text:p>AB0979 Ultrasound-measured radial displacement of the medial meniscus as an indirect sign of mri-detected cartilage damage in patients with medial tibiofemoral …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ard.bmj.com</text:p>
          </table:table-cell>
          <table:table-cell/>
          <table:table-cell office:value-type="string" calcext:value-type="string">
            <text:p>https://ard.bmj.com/content/77/Suppl_2/1612.2.abstract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Michelini, A Corridore, S Torlone…</text:p>
          </table:table-cell>
          <table:table-cell office:value-type="string" calcext:value-type="string">
            <text:p>Dynamic MRI in the evaluation of the spine: state of the art</text:p>
          </table:table-cell>
          <table:table-cell office:value-type="float" office:value="70" calcext:value-type="float">
            <text:p>7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ncbi.nlm.nih.gov</text:p>
          </table:table-cell>
          <table:table-cell office:value-type="string" calcext:value-type="string">
            <text:p><text:s/>Acta Bio Medica …</text:p>
          </table:table-cell>
          <table:table-cell office:value-type="string" calcext:value-type="string">
            <text:p>https://www.ncbi.nlm.nih.gov/pmc/articles/PMC6179074/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Zappia, A Reginelli, V Chianca…</text:p>
          </table:table-cell>
          <table:table-cell office:value-type="string" calcext:value-type="string">
            <text:p>MRI of popliteo-meniscal fasciculi of the knee: a pictorial review</text:p>
          </table:table-cell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ncbi.nlm.nih.gov</text:p>
          </table:table-cell>
          <table:table-cell office:value-type="string" calcext:value-type="string">
            <text:p><text:s/>Acta Bio Medica …</text:p>
          </table:table-cell>
          <table:table-cell office:value-type="string" calcext:value-type="string">
            <text:p>https://www.ncbi.nlm.nih.gov/pmc/articles/PMC6179070/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<text:s/>Nacey, MG Geeslin, GW Miller…</text:p>
          </table:table-cell>
          <table:table-cell office:value-type="string" calcext:value-type="string">
            <text:p>Magnetic resonance imaging of the knee: An overview and update of conventional and state of the art imaging</text:p>
          </table:table-cell>
          <table:table-cell office:value-type="float" office:value="92" calcext:value-type="float">
            <text:p>9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 Magnetic …</text:p>
          </table:table-cell>
          <table:table-cell office:value-type="string" calcext:value-type="string">
            <text:p>https://onlinelibrary.wiley.com/doi/abs/10.1002/jmri.25620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<text:s/>Blake, C Lattermann…</text:p>
          </table:table-cell>
          <table:table-cell office:value-type="string" calcext:value-type="string">
            <text:p>MRI and arthroscopic evaluation of meniscal injuries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<text:s/>Sports Medicine and …</text:p>
          </table:table-cell>
          <table:table-cell office:value-type="string" calcext:value-type="string">
            <text:p>https://journals.lww.com/sportsmedarthro/FullText/2017/12000/MRI_and_Arthroscopic_Evaluation_of_Meniscal.9.aspx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tel, M Eltgroth, RB Souza, CA Zhang…</text:p>
          </table:table-cell>
          <table:table-cell office:value-type="string" calcext:value-type="string">
            <text:p>Loaded versus unloaded magnetic resonance imaging (MRI) of the knee: effect on meniscus extrusion in healthy volunteers and patients with osteoarthritis</text:p>
          </table:table-cell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European journal of …</text:p>
          </table:table-cell>
          <table:table-cell office:value-type="string" calcext:value-type="string">
            <text:p>https://www.sciencedirect.com/science/article/pii/S235204771630013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<text:s/>Arner, JN Irvine, L Zheng, T Gale…</text:p>
          </table:table-cell>
          <table:table-cell office:value-type="string" calcext:value-type="string">
            <text:p>The effects of anterior cruciate ligament deficiency on the meniscus and articular cartilage: a novel dynamic in vitro pilot study</text:p>
          </table:table-cell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journal of sports …</text:p>
          </table:table-cell>
          <table:table-cell office:value-type="string" calcext:value-type="string">
            <text:p>https://journals.sagepub.com/doi/abs/10.1177/232596711663989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rno, CP Bell, D Xia, RR Regatte, S Krasnokutsky…</text:p>
          </table:table-cell>
          <table:table-cell office:value-type="string" calcext:value-type="string">
            <text:p>Relationship between meniscal integrity and risk factors for cartilage degeneration</text:p>
          </table:table-cell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The Knee</text:p>
          </table:table-cell>
          <table:table-cell office:value-type="string" calcext:value-type="string">
            <text:p>https://www.sciencedirect.com/science/article/pii/S096801601500247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e Coninck, P Verdonk…</text:p>
          </table:table-cell>
          <table:table-cell office:value-type="string" calcext:value-type="string">
            <text:p>MR-imaging of meniscal substitution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ncbi.nlm.nih.gov</text:p>
          </table:table-cell>
          <table:table-cell office:value-type="string" calcext:value-type="string">
            <text:p><text:s/>Journal of the Belgian …</text:p>
          </table:table-cell>
          <table:table-cell office:value-type="string" calcext:value-type="string">
            <text:p>https://www.ncbi.nlm.nih.gov/pmc/articles/PMC6100534/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<text:s/>Nogueir</text:p>
          </table:table-cell>
          <table:table-cell office:value-type="string" calcext:value-type="string">
            <text:p>Ultrasound assessment of medial meniscal extrusion: a validation study using MRI as reference standard</text:p>
          </table:table-cell>
          <table:table-cell office:value-type="float" office:value="101" calcext:value-type="float">
            <text:p>1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Am Roentgen Ray Soc</text:p>
          </table:table-cell>
          <table:table-cell office:value-type="string" calcext:value-type="string">
            <text:p><text:s/>American Journal of …</text:p>
          </table:table-cell>
          <table:table-cell office:value-type="string" calcext:value-type="string">
            <text:p>https://ajronline.org/doi/abs/10.2214/AJR.14.1252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<text:s/>Guess, S Razu, H Jahandar, A Stylianou</text:p>
          </table:table-cell>
          <table:table-cell office:value-type="string" calcext:value-type="string">
            <text:p>Predicted loading on the menisci during gait: The effect of horn laxity</text:p>
          </table:table-cell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1500063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<text:s/>Walker, S Arno, C Bell, G Salvadore…</text:p>
          </table:table-cell>
          <table:table-cell office:value-type="string" calcext:value-type="string">
            <text:p>Function of the medial meniscus in force transmission and stability</text:p>
          </table:table-cell>
          <table:table-cell office:value-type="float" office:value="138" calcext:value-type="float">
            <text:p>1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15001475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<text:s/>Kang, SH Kim, J Son, YH Lee…</text:p>
          </table:table-cell>
          <table:table-cell office:value-type="string" calcext:value-type="string">
            <text:p>Probabilistic Approach for Determining the Material Properties of Meniscal Attachments In Vivo Using Magnetic Resonance Imaging and a Finite Element Model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liebertpub.com</text:p>
          </table:table-cell>
          <table:table-cell office:value-type="string" calcext:value-type="string">
            <text:p><text:s/>Journal of Computational …</text:p>
          </table:table-cell>
          <table:table-cell office:value-type="string" calcext:value-type="string">
            <text:p>https://www.liebertpub.com/doi/abs/10.1089/cmb.2015.012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choles, ER Houghton, M Lee…</text:p>
          </table:table-cell>
          <table:table-cell office:value-type="string" calcext:value-type="string">
            <text:p>Meniscal translation during knee flexion: what do we really know?</text:p>
          </table:table-cell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esskajournals.onlinelibrary.wiley.com/doi/abs/10.1007/s00167-013-2482-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ariani, A La Marra, F Arrigoni, S Necozione…</text:p>
          </table:table-cell>
          <table:table-cell office:value-type="string" calcext:value-type="string">
            <text:p>Dynamic measurement of patello-femoral joint alignment using weight-bearing magnetic resonance imaging (WB-MRI)</text:p>
          </table:table-cell>
          <table:table-cell office:value-type="float" office:value="43" calcext:value-type="float">
            <text:p>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European journal of …</text:p>
          </table:table-cell>
          <table:table-cell office:value-type="string" calcext:value-type="string">
            <text:p>https://www.sciencedirect.com/science/article/pii/S0720048X1530108X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aparo, M Revelli, R Piccazzo, D Astengo…</text:p>
          </table:table-cell>
          <table:table-cell office:value-type="string" calcext:value-type="string">
            <text:p>Extrusion of the medial meniscus in knee osteoarthritis assessed with a rotating clino-orthostatic permanent-magnet MRI scanner</text:p>
          </table:table-cell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La radiologia …</text:p>
          </table:table-cell>
          <table:table-cell office:value-type="string" calcext:value-type="string">
            <text:p>https://link.springer.com/article/10.1007/s11547-014-0444-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ose, LT Buller, S Rivera, JA Carvajal Alba…</text:p>
          </table:table-cell>
          <table:table-cell office:value-type="string" calcext:value-type="string">
            <text:p>Wrisberg-variant discoid lateral meniscus: current concepts, treatment options, and imaging features with emphasis on dynamic ultrasonography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cdn.mdedge.com</text:p>
          </table:table-cell>
          <table:table-cell office:value-type="string" calcext:value-type="string">
            <text:p><text:s/>Am J …</text:p>
          </table:table-cell>
          <table:table-cell office:value-type="string" calcext:value-type="string">
            <text:p>https://cdn.mdedge.com/files/s3fs-public/issues/articles/AJO_0315_buller.pdf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Yanagisawa, T Ohsawa, K Saito, T Kobayashi…</text:p>
          </table:table-cell>
          <table:table-cell office:value-type="string" calcext:value-type="string">
            <text:p>Population-based study of the relationship between medial meniscus radial displacement, determined by use of ultrasound screening, and knee pain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Journal of Orthopaedic …</text:p>
          </table:table-cell>
          <table:table-cell office:value-type="string" calcext:value-type="string">
            <text:p>https://link.springer.com/article/10.1007/s00776-014-0628-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e Coninck, JJ Elsner, E Linde</text:p>
          </table:table-cell>
          <table:table-cell office:value-type="string" calcext:value-type="string">
            <text:p>In-vivo evaluation of the kinematic behavior of an artificial medial meniscus implant: a pilot study using open-MRI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Clinical …</text:p>
          </table:table-cell>
          <table:table-cell office:value-type="string" calcext:value-type="string">
            <text:p>https://www.sciencedirect.com/science/article/pii/S026800331400168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<text:s/>Carey, L Zheng, AK Aiyangar…</text:p>
          </table:table-cell>
          <table:table-cell office:value-type="string" calcext:value-type="string">
            <text:p>Subject-specific finite element modeling of the tibiofemoral joint based on CT, magnetic resonance imaging and dynamic stereo-radiography data in vivo</text:p>
          </table:table-cell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asmedigitalcollection.asme.org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asmedigitalcollection.asme.org/biomechanical/article-abstract/136/4/041004/3710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<text:s/>Rosas</text:p>
          </table:table-cell>
          <table:table-cell office:value-type="string" calcext:value-type="string">
            <text:p>Magnetic resonance imaging of the meniscus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mri.theclinics.com</text:p>
          </table:table-cell>
          <table:table-cell office:value-type="string" calcext:value-type="string">
            <text:p><text:s/>Magnetic Resonance Imaging Clinics</text:p>
          </table:table-cell>
          <table:table-cell office:value-type="string" calcext:value-type="string">
            <text:p>https://www.mri.theclinics.com/article/S1064-9689(14)00063-4/abstract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Kumar, J Schooler, J Zuo, CE McCulloch…</text:p>
          </table:table-cell>
          <table:table-cell office:value-type="string" calcext:value-type="string">
            <text:p>Trabecular bone structure and spatial differences in articular cartilage MR relaxation times in individuals with posterior horn medial meniscal tears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 …</text:p>
          </table:table-cell>
          <table:table-cell office:value-type="string" calcext:value-type="string">
            <text:p>https://www.sciencedirect.com/science/article/pii/S106345841200989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e Coninck, W Huysse, R Verdonk…</text:p>
          </table:table-cell>
          <table:table-cell office:value-type="string" calcext:value-type="string">
            <text:p>Open versus arthroscopic meniscus allograft transplantation: magnetic resonance imaging study of meniscal radial displacement</text:p>
          </table:table-cell>
          <table:table-cell office:value-type="float" office:value="59" calcext:value-type="float">
            <text:p>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… : The Journal of …</text:p>
          </table:table-cell>
          <table:table-cell office:value-type="string" calcext:value-type="string">
            <text:p>https://www.sciencedirect.com/science/article/pii/S074980631201802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cebes, FI Romero, MA Contreras, I Mahillo…</text:p>
          </table:table-cell>
          <table:table-cell office:value-type="string" calcext:value-type="string">
            <text:p>Dynamic ultrasound assessment of medial meniscal subluxation in knee osteoarthritis</text:p>
          </table:table-cell>
          <table:table-cell office:value-type="float" office:value="49" calcext:value-type="float">
            <text:p>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academic.oup.com</text:p>
          </table:table-cell>
          <table:table-cell office:value-type="string" calcext:value-type="string">
            <text:p><text:s/>…</text:p>
          </table:table-cell>
          <table:table-cell office:value-type="string" calcext:value-type="string">
            <text:p>https://academic.oup.com/rheumatology/article-abstract/52/8/1443/179070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arile, L Conti, G Lanni, V Calvisi…</text:p>
          </table:table-cell>
          <table:table-cell office:value-type="string" calcext:value-type="string">
            <text:p>Evaluation of medial meniscus tears and meniscal stability: weight-bearing MRI vs arthroscopy</text:p>
          </table:table-cell>
          <table:table-cell office:value-type="float" office:value="56" calcext:value-type="float">
            <text:p>5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European Journal of …</text:p>
          </table:table-cell>
          <table:table-cell office:value-type="string" calcext:value-type="string">
            <text:p>https://www.sciencedirect.com/science/article/pii/S0720048X1200529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Lustig, CJ Scholes, JC Balestro, DA Parker</text:p>
          </table:table-cell>
          <table:table-cell office:value-type="string" calcext:value-type="string">
            <text:p>In vivo assessment of weight-bearing knee flexion reveals compartment-specific alterations in meniscal slope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Arthroscopy: The Journal of …</text:p>
          </table:table-cell>
          <table:table-cell office:value-type="string" calcext:value-type="string">
            <text:p>https://www.sciencedirect.com/science/article/pii/S074980631300815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<text:s/>Borotikar, FT Sheehan</text:p>
          </table:table-cell>
          <table:table-cell office:value-type="string" calcext:value-type="string">
            <text:p>In vivo patellofemoral contact mechanics during active extension using a novel dynamic MRI-based methodology</text:p>
          </table:table-cell>
          <table:table-cell office:value-type="float" office:value="54" calcext:value-type="float">
            <text:p>5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 cartilage</text:p>
          </table:table-cell>
          <table:table-cell office:value-type="string" calcext:value-type="string">
            <text:p>https://www.sciencedirect.com/science/article/pii/S106345841300941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Ichiba, K Makuya</text:p>
          </table:table-cell>
          <table:table-cell office:value-type="string" calcext:value-type="string">
            <text:p>Radial displacement of the lateral meniscus before and after anterior cruciate ligament reconstruction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Archives of orthopaedic and trauma surgery</text:p>
          </table:table-cell>
          <table:table-cell office:value-type="string" calcext:value-type="string">
            <text:p>https://link.springer.com/article/10.1007/s00402-011-1371-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awaguchi, M Enokida, R Otsuki…</text:p>
          </table:table-cell>
          <table:table-cell office:value-type="string" calcext:value-type="string">
            <text:p>Ultrasonographic evaluation of medial radial displacement of the medial meniscus in knee osteoarthritis</text:p>
          </table:table-cell>
          <table:table-cell office:value-type="float" office:value="126" calcext:value-type="float">
            <text:p>12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Arthritis &amp; …</text:p>
          </table:table-cell>
          <table:table-cell office:value-type="string" calcext:value-type="string">
            <text:p>https://acrjournals.onlinelibrary.wiley.com/doi/abs/10.1002/art.3331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hldén, Y Hoshino, K Samuelsson, P Araujo…</text:p>
          </table:table-cell>
          <table:table-cell office:value-type="string" calcext:value-type="string">
            <text:p>Dynamic knee laxity measurement devices</text:p>
          </table:table-cell>
          <table:table-cell office:value-type="float" office:value="58" calcext:value-type="float">
            <text:p>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1-1848-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<text:s/>Cohen, CP Short, T O'Hagan, HT Wu…</text:p>
          </table:table-cell>
          <table:table-cell office:value-type="string" calcext:value-type="string">
            <text:p>The effect of meniscal tears on cartilage loss of the knee: findings on serial MRIs</text:p>
          </table:table-cell>
          <table:table-cell office:value-type="float" office:value="19" calcext:value-type="float">
            <text:p>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Taylor &amp; Francis</text:p>
          </table:table-cell>
          <table:table-cell office:value-type="string" calcext:value-type="string">
            <text:p><text:s/>The Physician and …</text:p>
          </table:table-cell>
          <table:table-cell office:value-type="string" calcext:value-type="string">
            <text:p>https://www.tandfonline.com/doi/abs/10.3810/psm.2012.09.198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Shapiro, GE Gold</text:p>
          </table:table-cell>
          <table:table-cell office:value-type="string" calcext:value-type="string">
            <text:p>MRI of weight bearing and movement</text:p>
          </table:table-cell>
          <table:table-cell office:value-type="float" office:value="43" calcext:value-type="float">
            <text:p>4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 Cartilage</text:p>
          </table:table-cell>
          <table:table-cell office:value-type="string" calcext:value-type="string">
            <text:p>https://www.sciencedirect.com/science/article/pii/S106345841100308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<text:s/>Jung, WH Jee, MY Park, SY Lee…</text:p>
          </table:table-cell>
          <table:table-cell office:value-type="string" calcext:value-type="string">
            <text:p>Meniscal tear configurations: categorization with 3D isotropic turbo spin-echo MRI compared with conventional MRI at 3 T</text:p>
          </table:table-cell>
          <table:table-cell office:value-type="float" office:value="60" calcext:value-type="float">
            <text:p>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Am Roentgen Ray Soc</text:p>
          </table:table-cell>
          <table:table-cell office:value-type="string" calcext:value-type="string">
            <text:p><text:s/>American Journal of …</text:p>
          </table:table-cell>
          <table:table-cell office:value-type="string" calcext:value-type="string">
            <text:p>https://ajronline.org/doi/abs/10.2214/AJR.11.6979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tehling, RB Souza, MPH Le Graverand…</text:p>
          </table:table-cell>
          <table:table-cell office:value-type="string" calcext:value-type="string">
            <text:p>Loading of the knee during 3.0 T MRI is associated with significantly increased medial meniscus extrusion in mild and moderate osteoarthritis</text:p>
          </table:table-cell>
          <table:table-cell office:value-type="float" office:value="103" calcext:value-type="float">
            <text:p>1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European journal of …</text:p>
          </table:table-cell>
          <table:table-cell office:value-type="string" calcext:value-type="string">
            <text:p>https://www.sciencedirect.com/science/article/pii/S0720048X1100511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<text:s/>Ballyns, LJ Bonassar</text:p>
          </table:table-cell>
          <table:table-cell office:value-type="string" calcext:value-type="string">
            <text:p>Dynamic compressive loading of image-guided tissue engineered meniscal constructs</text:p>
          </table:table-cell>
          <table:table-cell office:value-type="float" office:value="87" calcext:value-type="float">
            <text:p>8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1000505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Ballyns</text:p>
          </table:table-cell>
          <table:table-cell office:value-type="string" calcext:value-type="string">
            <text:p>Dynamic Loading Of Anatomically Shaped Meniscal Constructs Generated Via Mri And micro-Ct Imaging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ecommons.cornell.edu</text:p>
          </table:table-cell>
          <table:table-cell/>
          <table:table-cell office:value-type="string" calcext:value-type="string">
            <text:p>https://ecommons.cornell.edu/bitstream/handle/1813/17783/Ballyns,%20Jeffrey.pdf;sequence=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Vanwanseele, F Eckstein, RM Smith…</text:p>
          </table:table-cell>
          <table:table-cell office:value-type="string" calcext:value-type="string">
            <text:p>The relationship between knee adduction moment and cartilage and meniscus morphology in women with osteoarthritis</text:p>
          </table:table-cell>
          <table:table-cell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 …</text:p>
          </table:table-cell>
          <table:table-cell office:value-type="string" calcext:value-type="string">
            <text:p>https://www.sciencedirect.com/science/article/pii/S106345841000107X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Dragoo, C Phillips, JD Schmidt, SF Scanlan…</text:p>
          </table:table-cell>
          <table:table-cell office:value-type="string" calcext:value-type="string">
            <text:p>Mechanics of the anterior interval of the knee using open dynamic MRI</text:p>
          </table:table-cell>
          <table:table-cell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Clinical …</text:p>
          </table:table-cell>
          <table:table-cell office:value-type="string" calcext:value-type="string">
            <text:p>https://www.sciencedirect.com/science/article/pii/S026800331000029X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P Shanbhogue, MS Sandhu, P Singh, V Ojili…</text:p>
          </table:table-cell>
          <table:table-cell office:value-type="string" calcext:value-type="string">
            <text:p>Real time spatial compound ultrasound in the evaluation of meniscal injuries: a comparison study with conventional ultrasound and MRI</text:p>
          </table:table-cell>
          <table:table-cell office:value-type="float" office:value="25" calcext:value-type="float">
            <text:p>2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The Knee</text:p>
          </table:table-cell>
          <table:table-cell office:value-type="string" calcext:value-type="string">
            <text:p>https://www.sciencedirect.com/science/article/pii/S096801600800198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<text:s/>Chan, CP Neu, ML Hull</text:p>
          </table:table-cell>
          <table:table-cell office:value-type="string" calcext:value-type="string">
            <text:p>In situ deformation of cartilage in cyclically loaded tibiofemoral joints by displacement-encoded MRI</text:p>
          </table:table-cell>
          <table:table-cell office:value-type="float" office:value="43" calcext:value-type="float">
            <text:p>4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 cartilage</text:p>
          </table:table-cell>
          <table:table-cell office:value-type="string" calcext:value-type="string">
            <text:p>https://www.sciencedirect.com/science/article/pii/S106345840900133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iresi, E Ertekin, M Yel…</text:p>
          </table:table-cell>
          <table:table-cell office:value-type="string" calcext:value-type="string">
            <text:p>An analysis of meniscal extrusion and associated knee joint lesions by magnetic resonance imaging</text:p>
          </table:table-cell>
          <table:table-cell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dergipark.org.tr</text:p>
          </table:table-cell>
          <table:table-cell office:value-type="string" calcext:value-type="string">
            <text:p><text:s/>Acta orthop Traumatol turc</text:p>
          </table:table-cell>
          <table:table-cell office:value-type="string" calcext:value-type="string">
            <text:p>https://dergipark.org.tr/en/download/article-file/16912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ao, SL Lancianese, KR Hovinga…</text:p>
          </table:table-cell>
          <table:table-cell office:value-type="string" calcext:value-type="string">
            <text:p>Magnetic resonance image analysis of meniscal translation and tibio‐menisco‐femoral contact in deep knee flexion</text:p>
          </table:table-cell>
          <table:table-cell office:value-type="float" office:value="139" calcext:value-type="float">
            <text:p>13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0553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ong, JM Greve, DR Carter, NJ Giori</text:p>
          </table:table-cell>
          <table:table-cell office:value-type="string" calcext:value-type="string">
            <text:p>Meniscectomy alters the dynamic deformational behavior and cumulative strain of tibial articular cartilage in knee joints subjected to cyclic loads</text:p>
          </table:table-cell>
          <table:table-cell office:value-type="float" office:value="72" calcext:value-type="float">
            <text:p>7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 Cartilage</text:p>
          </table:table-cell>
          <table:table-cell office:value-type="string" calcext:value-type="string">
            <text:p>https://www.sciencedirect.com/science/article/pii/S106345840800128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Sharma, F Eckstein, J Song…</text:p>
          </table:table-cell>
          <table:table-cell office:value-type="string" calcext:value-type="string">
            <text:p>Relationship of meniscal damage, meniscal extrusion, malalignment, and joint laxity to subsequent cartilage loss in osteoarthritic knees</text:p>
          </table:table-cell>
          <table:table-cell office:value-type="float" office:value="334" calcext:value-type="float">
            <text:p>33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… : Official Journal of …</text:p>
          </table:table-cell>
          <table:table-cell office:value-type="string" calcext:value-type="string">
            <text:p>https://acrjournals.onlinelibrary.wiley.com/doi/abs/10.1002/art.23462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Shefelbine, CB Ma, KY Lee…</text:p>
          </table:table-cell>
          <table:table-cell office:value-type="string" calcext:value-type="string">
            <text:p>MRI analysis of in vivo meniscal and tibiofemoral kinematics in ACL‐deficient and normal knees</text:p>
          </table:table-cell>
          <table:table-cell office:value-type="float" office:value="130" calcext:value-type="float">
            <text:p>13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013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Rankin, FR Noyes…</text:p>
          </table:table-cell>
          <table:table-cell office:value-type="string" calcext:value-type="string">
            <text:p>Human meniscus allografts' in vivo size and motion characteristics: magnetic resonance imaging assessment under weightbearing conditions</text:p>
          </table:table-cell>
          <table:table-cell office:value-type="float" office:value="45" calcext:value-type="float">
            <text:p>4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American journal of …</text:p>
          </table:table-cell>
          <table:table-cell office:value-type="string" calcext:value-type="string">
            <text:p>https://journals.sagepub.com/doi/abs/10.1177/036354650527870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xheimer, AM Lutz, M Zanetti, K Treiber, L Labler…</text:p>
          </table:table-cell>
          <table:table-cell office:value-type="string" calcext:value-type="string">
            <text:p>Characteristics of Displaceable and Nondisplaceable Meniscal Tears at Kinematic MR Imaging of the Knee1</text:p>
          </table:table-cell>
          <table:table-cell office:value-type="float" office:value="69" calcext:value-type="float">
            <text:p>6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pubs.rsna.org</text:p>
          </table:table-cell>
          <table:table-cell office:value-type="string" calcext:value-type="string">
            <text:p><text:s/>Radiology</text:p>
          </table:table-cell>
          <table:table-cell office:value-type="string" calcext:value-type="string">
            <text:p>https://pubs.rsna.org/doi/abs/10.1148/radiol.2381041234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pler, M Sitler, R Moyer</text:p>
          </table:table-cell>
          <table:table-cell office:value-type="string" calcext:value-type="string">
            <text:p>Kinematics of healthy and meniscal repaired knees</text:p>
          </table:table-cell>
          <table:table-cell office:value-type="float" office:value="22" calcext:value-type="float">
            <text:p>2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Taylor &amp; Francis</text:p>
          </table:table-cell>
          <table:table-cell office:value-type="string" calcext:value-type="string">
            <text:p><text:s/>Research in Sports Medicine</text:p>
          </table:table-cell>
          <table:table-cell office:value-type="string" calcext:value-type="string">
            <text:p>https://www.tandfonline.com/doi/abs/10.1080/1543862059095606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Tienen, P Buma, JGF Scholten…</text:p>
          </table:table-cell>
          <table:table-cell office:value-type="string" calcext:value-type="string">
            <text:p>Displacement of the medial meniscus within the passive motion characteristics of the human knee joint: an RSA study in human cadaver knees</text:p>
          </table:table-cell>
          <table:table-cell office:value-type="float" office:value="49" calcext:value-type="float">
            <text:p>4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04-0511-y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<text:s/>Mastrokalos, PJ Papagelopoulos, AF Mavrogenis…</text:p>
          </table:table-cell>
          <table:table-cell office:value-type="string" calcext:value-type="string">
            <text:p>Changes of meniscal interhorn distances: an in vivo magnetic resonance imaging study</text:p>
          </table:table-cell>
          <table:table-cell office:value-type="float" office:value="14" calcext:value-type="float">
            <text:p>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The knee</text:p>
          </table:table-cell>
          <table:table-cell office:value-type="string" calcext:value-type="string">
            <text:p>https://www.sciencedirect.com/science/article/pii/S096801600500062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oxheimer, AM Lutz, K Treiber, K Goepfert…</text:p>
          </table:table-cell>
          <table:table-cell office:value-type="string" calcext:value-type="string">
            <text:p>MR imaging of the knee: position related changes of the menisci in asymptomatic volunteers</text:p>
          </table:table-cell>
          <table:table-cell office:value-type="float" office:value="107" calcext:value-type="float">
            <text:p>10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<text:s/>Investigative …</text:p>
          </table:table-cell>
          <table:table-cell office:value-type="string" calcext:value-type="string">
            <text:p>https://journals.lww.com/investigativeradiology/fulltext/2004/05000/MR_Assessment_of_Meniscal_Movement_During_Knee.00003.aspx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<text:s/>Costa, WB Morrison…</text:p>
          </table:table-cell>
          <table:table-cell office:value-type="string" calcext:value-type="string">
            <text:p>Medial meniscus extrusion on knee MRI: is extent associated with severity of degeneration or type of tear?</text:p>
          </table:table-cell>
          <table:table-cell office:value-type="float" office:value="521" calcext:value-type="float">
            <text:p>52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Am Roentgen Ray Soc</text:p>
          </table:table-cell>
          <table:table-cell office:value-type="string" calcext:value-type="string">
            <text:p><text:s/>American Journal of …</text:p>
          </table:table-cell>
          <table:table-cell office:value-type="string" calcext:value-type="string">
            <text:p>https://ajronline.org/doi/abs/10.2214/ajr.183.1.1830017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<text:s/>Helms</text:p>
          </table:table-cell>
          <table:table-cell office:value-type="string" calcext:value-type="string">
            <text:p>The meniscus: recent advances in MR imaging of the knee</text:p>
          </table:table-cell>
          <table:table-cell office:value-type="float" office:value="201" calcext:value-type="float">
            <text:p>2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<text:s/>Am Roentgen Ray Soc</text:p>
          </table:table-cell>
          <table:table-cell office:value-type="string" calcext:value-type="string">
            <text:p><text:s/>American journal of roentgenology</text:p>
          </table:table-cell>
          <table:table-cell office:value-type="string" calcext:value-type="string">
            <text:p>https://ajronline.org/doi/abs/10.2214/ajr.179.5.179111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awahara, M Uetani, K Fuchi, H Eguchi…</text:p>
          </table:table-cell>
          <table:table-cell office:value-type="string" calcext:value-type="string">
            <text:p>MR assessment of meniscal movement during knee flexion: correlation with the severity of cartilage abnormality in the femorotibial joint</text:p>
          </table:table-cell>
          <table:table-cell office:value-type="float" office:value="30" calcext:value-type="float">
            <text:p>3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<text:s/>Journal of computer …</text:p>
          </table:table-cell>
          <table:table-cell office:value-type="string" calcext:value-type="string">
            <text:p>https://journals.lww.com/jcat/fulltext/2001/09000/CT_in_Searching_for_Abscess_After_Abdominal_or.4.aspx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edi, E Spouse, A Williams…</text:p>
          </table:table-cell>
          <table:table-cell office:value-type="string" calcext:value-type="string">
            <text:p>Meniscal movement: an in-vivo study using dynamic MRI</text:p>
          </table:table-cell>
          <table:table-cell office:value-type="float" office:value="548" calcext:value-type="float">
            <text:p>548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boneandjoint.org.uk</text:p>
          </table:table-cell>
          <table:table-cell office:value-type="string" calcext:value-type="string">
            <text:p><text:s/>The Journal of Bone …</text:p>
          </table:table-cell>
          <table:table-cell office:value-type="string" calcext:value-type="string">
            <text:p>https://boneandjoint.org.uk/article/10.1302/0301-620x.81b1.0810037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Breitenseher, S Trattni, I Dobrocky…</text:p>
          </table:table-cell>
          <table:table-cell office:value-type="string" calcext:value-type="string">
            <text:p>MR imaging of meniscal subluxation in the knee</text:p>
          </table:table-cell>
          <table:table-cell office:value-type="float" office:value="121" calcext:value-type="float">
            <text:p>12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Acta …</text:p>
          </table:table-cell>
          <table:table-cell office:value-type="string" calcext:value-type="string">
            <text:p>https://journals.sagepub.com/doi/abs/10.1080/02841859709172428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Radial displacement of the medial meniscus and Fairbank's signs</text:p>
          </table:table-cell>
          <table:table-cell office:value-type="float" office:value="152" calcext:value-type="float">
            <text:p>15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<text:s/>Clinical Orthopaedics and Related Research®</text:p>
          </table:table-cell>
          <table:table-cell office:value-type="string" calcext:value-type="string">
            <text:p>https://journals.lww.com/clinorthop/fulltext/1997/06000/radial_displacement_of_the_medial_meniscus_and.22.aspx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ehr, P Held, A Leibrock, C Fellner…</text:p>
          </table:table-cell>
          <table:table-cell office:value-type="string" calcext:value-type="string">
            <text:p>Diagnostic potential of pseudo-dynamic MRI (CINE mode) for evaluation of internal derangement of the TMJ</text:p>
          </table:table-cell>
          <table:table-cell office:value-type="float" office:value="45" calcext:value-type="float">
            <text:p>4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European journal of …</text:p>
          </table:table-cell>
          <table:table-cell office:value-type="string" calcext:value-type="string">
            <text:p>https://www.sciencedirect.com/science/article/pii/S0720048X9601075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<text:s/>Chung, HY Kim, HI Chung…</text:p>
          </table:table-cell>
          <table:table-cell office:value-type="string" calcext:value-type="string">
            <text:p>Dynamic MRI of internal derangement of temporomandibular joint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<text:s/>synapse.koreamed.org</text:p>
          </table:table-cell>
          <table:table-cell office:value-type="string" calcext:value-type="string">
            <text:p><text:s/>Journal of the Korean …</text:p>
          </table:table-cell>
          <table:table-cell office:value-type="string" calcext:value-type="string">
            <text:p>https://synapse.koreamed.org/articles/113214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<text:s/>Burnett, CL Davis, J Read</text:p>
          </table:table-cell>
          <table:table-cell office:value-type="string" calcext:value-type="string">
            <text:p>Dynamic display of the temporomandibular joint meniscus by using" fast-scan" MR imaging</text:p>
          </table:table-cell>
          <table:table-cell office:value-type="float" office:value="155" calcext:value-type="float">
            <text:p>15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<text:s/>Am Roentgen Ray Soc</text:p>
          </table:table-cell>
          <table:table-cell office:value-type="string" calcext:value-type="string">
            <text:p><text:s/>American Journal of …</text:p>
          </table:table-cell>
          <table:table-cell office:value-type="string" calcext:value-type="string">
            <text:p>https://ajronline.org/doi/abs/10.2214/ajr.149.5.95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<text:s/>Junghyo Kim, MD Hidetoshi Hamada…</text:p>
          </table:table-cell>
          <table:table-cell office:value-type="string" calcext:value-type="string">
            <text:p>THE MENISCUL KINETIC CHANGE OF PORCINE KNEE: MOTION KNEE M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ernational.org</text:p>
          </table:table-cell>
          <table:table-cell/>
          <table:table-cell office:value-type="string" calcext:value-type="string">
            <text:p>https://www.caos-international.org/2015/papers/CAOS%202015%20-%20Paper%20%20(93).pdf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hen, G Yang</text:p>
          </table:table-cell>
          <table:table-cell office:value-type="string" calcext:value-type="string">
            <text:p>Could not catch tit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hinese Journal of Tissue Engineering Research, 2017</text:p>
          </table:table-cell>
          <table:table-cell office:value-type="string" calcext:value-type="string">
            <text:p>W Chen</text:p>
          </table:table-cell>
          <table:table-cell office:value-type="string" calcext:value-type="string">
            <text:p>Look manually at: https://scholar.google.com/scholar?start=50&amp;q=Dynamic+MRI+meniscal+displacement&amp;hl=en&amp;as_sdt=0,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Cook, CR Cook, JP Stannard…</text:p>
          </table:table-cell>
          <table:table-cell office:value-type="string" calcext:value-type="string">
            <text:p>MRI versus ultrasonography to assess meniscal abnormalities in acute knees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.com</text:p>
          </table:table-cell>
          <table:table-cell/>
          <table:table-cell office:value-type="string" calcext:value-type="string">
            <text:p>https://www.thieme-connect.com/products/ejournals/html/10.1055/s-0034-136773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4T08:43:55.115502697</dc:date>
    <meta:editing-duration>P2DT17H39M51S</meta:editing-duration>
    <meta:editing-cycles>1</meta:editing-cycles>
    <meta:document-statistic meta:table-count="1" meta:cell-count="905" meta:object-count="9"/>
    <meta:generator>LibreOffice/7.3.7.2$Linux_X86_64 LibreOffice_project/30$Build-2</meta:generator>
  </office:meta>
</office:document-meta>
</file>